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7.2653in" table:align="left"/>
    </style:style>
    <style:style style:name="Table1.A" style:family="table-column">
      <style:table-column-properties style:column-width="2.4813in"/>
    </style:style>
    <style:style style:name="Table1.B" style:family="table-column">
      <style:table-column-properties style:column-width="4.7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4e67" officeooo:paragraph-rsid="001a4e67"/>
    </style:style>
    <style:style style:name="P2" style:family="paragraph" style:parent-style-name="Standard">
      <style:text-properties style:font-name="Courier New" officeooo:rsid="001a4e67" officeooo:paragraph-rsid="001a4e67"/>
    </style:style>
    <style:style style:name="P3" style:family="paragraph" style:parent-style-name="Standard">
      <style:text-properties style:font-name="Courier New" officeooo:rsid="001a5d79" officeooo:paragraph-rsid="001dbd6c"/>
    </style:style>
    <style:style style:name="P4" style:family="paragraph" style:parent-style-name="Standard">
      <style:text-properties style:font-name="Courier New" style:text-underline-style="none" officeooo:rsid="001a4e67" officeooo:paragraph-rsid="001a4e67"/>
    </style:style>
    <style:style style:name="P5" style:family="paragraph" style:parent-style-name="Standard">
      <style:text-properties style:font-name="Courier New" officeooo:rsid="001ab901" officeooo:paragraph-rsid="001ab901"/>
    </style:style>
    <style:style style:name="P6" style:family="paragraph" style:parent-style-name="Standard">
      <style:text-properties officeooo:rsid="001a5d79" officeooo:paragraph-rsid="001a5d79"/>
    </style:style>
    <style:style style:name="P7" style:family="paragraph" style:parent-style-name="Standard">
      <style:text-properties officeooo:rsid="001a5d79" officeooo:paragraph-rsid="001be1d5"/>
    </style:style>
    <style:style style:name="P8" style:family="paragraph" style:parent-style-name="Standard">
      <style:text-properties officeooo:rsid="001a64da" officeooo:paragraph-rsid="001a64da"/>
    </style:style>
    <style:style style:name="P9" style:family="paragraph" style:parent-style-name="Standard">
      <style:text-properties style:text-underline-style="none" officeooo:rsid="001a4e67" officeooo:paragraph-rsid="001a4e67"/>
    </style:style>
    <style:style style:name="P10" style:family="paragraph" style:parent-style-name="Standard">
      <style:text-properties fo:font-style="normal" style:text-underline-style="none" officeooo:rsid="001a4e67" officeooo:paragraph-rsid="001a4e67" style:font-style-asian="normal" style:font-style-complex="normal"/>
    </style:style>
    <style:style style:name="P11" style:family="paragraph" style:parent-style-name="Standard">
      <style:text-properties officeooo:rsid="001ab901" officeooo:paragraph-rsid="001ab901"/>
    </style:style>
    <style:style style:name="P12" style:family="paragraph" style:parent-style-name="Standard">
      <style:text-properties officeooo:rsid="001dbd6c" officeooo:paragraph-rsid="001dbd6c"/>
    </style:style>
    <style:style style:name="P13" style:family="paragraph" style:parent-style-name="Code">
      <style:text-properties officeooo:paragraph-rsid="001a64da"/>
    </style:style>
    <style:style style:name="P14" style:family="paragraph" style:parent-style-name="Standard">
      <style:paragraph-properties fo:margin-top="0in" fo:margin-bottom="0.1in" loext:contextual-spacing="false"/>
      <style:text-properties style:text-underline-style="none" officeooo:rsid="001a4e67" officeooo:paragraph-rsid="001a4e67"/>
    </style:style>
    <style:style style:name="P15" style:family="paragraph" style:parent-style-name="Standard">
      <style:paragraph-properties fo:margin-top="0in" fo:margin-bottom="0.1in" loext:contextual-spacing="false"/>
      <style:text-properties officeooo:rsid="001a5d79" officeooo:paragraph-rsid="001dbd6c"/>
    </style:style>
    <style:style style:name="P16" style:family="paragraph" style:parent-style-name="Standard">
      <style:paragraph-properties fo:margin-top="0in" fo:margin-bottom="0.1in" loext:contextual-spacing="false"/>
      <style:text-properties officeooo:rsid="001a4e67" officeooo:paragraph-rsid="001a4e67"/>
    </style:style>
    <style:style style:name="P17" style:family="paragraph" style:parent-style-name="Standard">
      <style:paragraph-properties fo:margin-top="0in" fo:margin-bottom="0.1in" loext:contextual-spacing="false"/>
      <style:text-properties style:font-name="Courier New" officeooo:rsid="001a5d79" officeooo:paragraph-rsid="001dbd6c"/>
    </style:style>
    <style:style style:name="P18" style:family="paragraph" style:parent-style-name="Standard">
      <style:text-properties style:text-underline-style="none" officeooo:rsid="001a4e67" officeooo:paragraph-rsid="001a4e67"/>
    </style:style>
    <style:style style:name="P19" style:family="paragraph" style:parent-style-name="Standard">
      <style:text-properties officeooo:rsid="001a5d79" officeooo:paragraph-rsid="001a5d79"/>
    </style:style>
    <style:style style:name="P20" style:family="paragraph" style:parent-style-name="Standard">
      <style:text-properties officeooo:rsid="001ab901" officeooo:paragraph-rsid="001ab901"/>
    </style:style>
    <style:style style:name="P21" style:family="paragraph" style:parent-style-name="Standard">
      <style:text-properties officeooo:rsid="00211bd1" officeooo:paragraph-rsid="00211bd1"/>
    </style:style>
    <style:style style:name="P22" style:family="paragraph" style:parent-style-name="Standard">
      <style:text-properties officeooo:rsid="00211bd1" officeooo:paragraph-rsid="0022040a"/>
    </style:style>
    <style:style style:name="P23" style:family="paragraph" style:parent-style-name="Standard">
      <style:paragraph-properties fo:margin-top="0.1in" fo:margin-bottom="0.0402in" loext:contextual-spacing="false"/>
      <style:text-properties officeooo:rsid="001ab901" officeooo:paragraph-rsid="001ab901"/>
    </style:style>
    <style:style style:name="P24" style:family="paragraph" style:parent-style-name="Heading_20_2">
      <style:paragraph-properties fo:text-align="center" style:justify-single-word="false"/>
    </style:style>
    <style:style style:name="P25" style:family="paragraph" style:parent-style-name="Table_20_Contents">
      <style:paragraph-properties fo:margin-top="0.0402in" fo:margin-bottom="0.0402in" loext:contextual-spacing="false"/>
      <style:text-properties officeooo:rsid="0022040a" officeooo:paragraph-rsid="0022040a"/>
    </style:style>
    <style:style style:name="P26" style:family="paragraph" style:parent-style-name="Table_20_Contents">
      <style:paragraph-properties fo:margin-top="0.0402in" fo:margin-bottom="0.1in" loext:contextual-spacing="false"/>
    </style:style>
    <style:style style:name="P27" style:family="paragraph" style:parent-style-name="Table_20_Contents">
      <style:paragraph-properties fo:margin-top="0.0402in" fo:margin-bottom="0.1in" loext:contextual-spacing="false"/>
      <style:text-properties style:font-name="Courier New" officeooo:rsid="0022040a" officeooo:paragraph-rsid="0022040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officeooo:rsid="00211bd1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ab901" style:font-style-asian="normal" style:font-style-complex="normal"/>
    </style:style>
    <style:style style:name="T7" style:family="text">
      <style:text-properties fo:font-style="normal" style:text-underline-style="none" officeooo:rsid="001be1d5" style:font-style-asian="normal" style:font-style-complex="normal"/>
    </style:style>
    <style:style style:name="T8" style:family="text">
      <style:text-properties fo:font-style="normal" style:text-underline-style="none" officeooo:rsid="00211bd1" style:font-style-asian="normal" style:font-style-complex="normal"/>
    </style:style>
    <style:style style:name="T9" style:family="text">
      <style:text-properties fo:font-style="normal" officeooo:rsid="00211bd1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211bd1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1d5" style:font-weight-asian="bold" style:font-weight-complex="bold"/>
    </style:style>
    <style:style style:name="T13" style:family="text">
      <style:text-properties style:font-name="Arial1"/>
    </style:style>
    <style:style style:name="T14" style:family="text">
      <style:text-properties officeooo:rsid="001a64da"/>
    </style:style>
    <style:style style:name="T15" style:family="text">
      <style:text-properties style:font-name="Courier New" officeooo:rsid="001a64da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officeooo:rsid="001ab901"/>
    </style:style>
    <style:style style:name="T18" style:family="text">
      <style:text-properties officeooo:rsid="001be1d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be1d5" style:font-weight-asian="normal" style:font-weight-complex="normal"/>
    </style:style>
    <style:style style:name="T21" style:family="text">
      <style:text-properties officeooo:rsid="001dbd6c"/>
    </style:style>
    <style:style style:name="T22" style:family="text">
      <style:text-properties officeooo:rsid="00211bd1"/>
    </style:style>
    <style:style style:name="T23" style:family="text">
      <style:text-properties style:font-name="Courier New" officeooo:rsid="00211bd1"/>
    </style:style>
    <style:style style:name="T24" style:family="text">
      <style:text-properties style:font-name="Courier New" fo:font-weight="bold" officeooo:rsid="00211bd1" style:font-weight-asian="bold" style:font-weight-complex="bold"/>
    </style:style>
    <style:style style:name="T25" style:family="text">
      <style:text-properties style:font-name="Arial1"/>
    </style:style>
    <style:style style:name="T26" style:family="text">
      <style:text-properties style:font-name="Arial1" officeooo:rsid="0022040a"/>
    </style:style>
    <style:style style:name="T27" style:family="text">
      <style:text-properties officeooo:rsid="00220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Python <text:span text:style-name="T22">Review</text:span></text:h>
      <text:p text:style-name="P11">To review the <text:span text:style-name="T22">Python standard</text:span> for names and code formatting, see "<text:a xlink:type="simple" xlink:href="https://realpython.com/python-pep8/" text:style-name="Internet_20_link" text:visited-style-name="Visited_20_Internet_20_Link">How to Write Beautiful Python Code with PEP8</text:a>" at RealPython.com.</text:p>
      <text:p text:style-name="P1"/>
      <text:p text:style-name="P16">1. Which of the following are acceptable names, according to Python coding <text:span text:style-name="T22">standard</text:span>, for a bank account <text:span text:style-name="T11">class</text:span>? <text:s/>Check all that are <text:span text:style-name="T27">acceptable.</text:span></text:p>
      <text:p text:style-name="P2">___ Bankaccount</text:p>
      <text:p text:style-name="P2">___ BankAccount</text:p>
      <text:p text:style-name="P2">___ BankAcct</text:p>
      <text:p text:style-name="P2">___ bankAccount</text:p>
      <text:p text:style-name="P2">___ <text:span text:style-name="T18">B</text:span>ank_<text:span text:style-name="T18">A</text:span>ccount</text:p>
      <text:p text:style-name="P2">___ Account</text:p>
      <text:p text:style-name="P1"/>
      <text:p text:style-name="P1"><text:span text:style-name="T22">F</text:span>or the choice<text:span text:style-name="T17">s</text:span> you <text:span text:style-name="T1">did not</text:span><text:span text:style-name="T2"> select, why are they not good names?</text:span></text:p>
      <text:p text:style-name="P9"/>
      <text:p text:style-name="P9"/>
      <text:p text:style-name="P9"/>
      <text:p text:style-name="P14">2. <text:span text:style-name="T17">B</text:span>ank account has a<text:span text:style-name="T17">n attribute for the</text:span> name <text:span text:style-name="T17">of the account</text:span>. <text:s/><text:span text:style-name="T27">What should be the name of this attribute, according to</text:span> the Python <text:span text:style-name="T18">naming convention</text:span>?</text:p>
      <text:p text:style-name="P4">___ accountName</text:p>
      <text:p text:style-name="P4">___ <text:span text:style-name="T27">A</text:span>ccount<text:span text:style-name="T27">N</text:span>ame</text:p>
      <text:p text:style-name="P4">___ account_name</text:p>
      <text:p text:style-name="P4">___ acct_name</text:p>
      <text:p text:style-name="P9"/>
      <text:p text:style-name="P1"><text:span text:style-name="T2">3. A bank account has a </text:span><text:span text:style-name="T3">constructor</text:span><text:span text:style-name="T5"> for creating new instance</text:span><text:span text:style-name="T7">s</text:span><text:span text:style-name="T5"> (object</text:span><text:span text:style-name="T7">s</text:span><text:span text:style-name="T5">). <text:s/></text:span><text:span text:style-name="T6">(a) </text:span><text:span text:style-name="T5">Fix </text:span><text:span text:style-name="T7">an</text:span><text:span text:style-name="T5"> error in this constructor, and </text:span><text:span text:style-name="T6">(b) </text:span><text:span text:style-name="T5">complete the code:</text:span></text:p>
      <text:p text:style-name="P10"/>
      <text:p text:style-name="Code">def __init__( <text:s/>name):</text:p>
      <text:p text:style-name="Code"><text:s text:c="4"/># TODO write code to save the account name <text:span text:style-name="T27">(name)</text:span></text:p>
      <text:p text:style-name="Code"><text:s text:c="4"/># a<text:span text:style-name="T27">s an attribute.</text:span></text:p>
      <text:p text:style-name="Code"/>
      <text:p text:style-name="Code"/>
      <text:p text:style-name="Code"/>
      <text:p text:style-name="Standard"/>
      <text:p text:style-name="P1">4. <text:span text:style-name="T14">Write a Python statement to create a new bank account with name "SKE". <text:s/>Assign the object to variable <text:s/></text:span><text:span text:style-name="T15">account1</text:span><text:span text:style-name="T14">.</text:span></text:p>
      <text:p text:style-name="P1"/>
      <text:p text:style-name="P1"/>
      <text:p text:style-name="P1"/>
      <text:p text:style-name="P23">5. Bank account has a method to change the account name. <text:s/>What should be the name of this method, according to the Python naming convention?</text:p>
      <text:p text:style-name="P5">______ SetAccountName</text:p>
      <text:p text:style-name="P5">______ setAccountName</text:p>
      <text:p text:style-name="P5">______ setaccountname</text:p>
      <text:p text:style-name="P5">______ set_account_name</text:p>
      <text:p text:style-name="P5">______ Account_name</text:p>
      <text:p text:style-name="P5"/>
      <text:p text:style-name="P6"/>
      <text:p text:style-name="P7"><text:span text:style-name="T17">6</text:span>. <text:span text:style-name="T18">Write one statement to </text:span>change all the <text:span text:style-name="T21">occurrences</text:span> of "duck" to "cat" <text:span text:style-name="T18">and save the result as </text:span><text:span text:style-name="T20">s2. U</text:span><text:span text:style-name="T19">se</text:span> the <text:span text:style-name="T13">replace</text:span> method<text:span text:style-name="T17">.</text:span> <text:s/><text:span text:style-name="T17">In</text:span> the Python interactive <text:span text:style-name="T17">interpreter,</text:span> you can enter <text:span text:style-name="T13">help(str.replace)</text:span> for help.</text:p>
      <text:p text:style-name="P6"/>
      <text:p text:style-name="P13">s = "If it walks like a duck and sounds like a duck, then it's a duck."</text:p>
      <text:p text:style-name="Code"><text:soft-page-break/># <text:span text:style-name="T11">TODO</text:span> replace "duck" with "cat" <text:span text:style-name="T18">in </text:span><text:span text:style-name="T12">s</text:span>, assign the result to variable <text:span text:style-name="T11">s2</text:span></text:p>
      <text:p text:style-name="Code"/>
      <text:p text:style-name="Code"/>
      <text:p text:style-name="P6"/>
      <text:p text:style-name="P6"><text:span text:style-name="T17">7</text:span>. When you <text:span text:style-name="T22">invoke</text:span> <text:span text:style-name="T16">s.replace(...)</text:span> does it change the string that <text:span text:style-name="T16">s</text:span> refers to? (yes or no)</text:p>
      <text:p text:style-name="P6"><text:s text:c="4"/>____</text:p>
      <text:p text:style-name="P6"/>
      <text:p text:style-name="P8"><text:span text:style-name="T17">8</text:span>. In the <text:span text:style-name="T16">str</text:span> (String) class, what method<text:span text:style-name="T17">(s)</text:span> modify an existing string? <text:s/>That is, they change a<text:span text:style-name="T17">n existing</text:span> string in memory instead of creating and returning a new string.</text:p>
      <text:p text:style-name="P8"/>
      <text:p text:style-name="P8"/>
      <text:p text:style-name="P6"/>
      <text:p text:style-name="P15"><text:span text:style-name="T17">9</text:span>. Some of the string method names start and end with __ <text:span text:style-name="T21">(double underscore, nickname "dunder")</text:span>, such as:</text:p>
      <text:p text:style-name="P3"><text:s text:c="3"/>__add__</text:p>
      <text:p text:style-name="P3"><text:s text:c="3"/>__eq__</text:p>
      <text:p text:style-name="P3"><text:s text:c="3"/>__gt__</text:p>
      <text:p text:style-name="P17"><text:s text:c="3"/>__len__</text:p>
      <text:p text:style-name="P15"><text:s text:c="3"/>What does th<text:span text:style-name="T21">e double underscore in the method name </text:span>signify?</text:p>
      <text:p text:style-name="P6">[ <text:s text:c="2"/>] These methods are inherited from the object class.</text:p>
      <text:p text:style-name="P6">[ <text:s text:c="2"/>] The programmer should not <text:span text:style-name="T17">invoke</text:span> these methods directly, except in special situations.</text:p>
      <text:p text:style-name="P6">[ <text:s text:c="2"/>] These are "final" methods. That is, a subclass cannot <text:span text:style-name="T21">override</text:span> them.</text:p>
      <text:p text:style-name="P6">[ <text:s text:c="2"/>] These methods come from Python <text:span text:style-name="T17">version </text:span>2.</text:p>
      <text:p text:style-name="P12">[ <text:s text:c="2"/>] No special meaning, <text:span text:style-name="T27">it's </text:span>just a programming style.</text:p>
      <text:p text:style-name="P6"/>
      <text:p text:style-name="P11">10. <text:s/><text:span text:style-name="T22">The </text:span><text:span text:style-name="T24">open(filename)</text:span><text:span text:style-name="T22"> function opens a file and returns a file handle. <text:s/>If the file (filename) does not exist, open raises a </text:span><text:span text:style-name="T23">FileNotFoundError</text:span><text:span text:style-name="T22">. <text:s text:c="2"/>Write code to </text:span><text:span text:style-name="T4">catch</text:span><text:span text:style-name="T9"> this exception and print "{filename} not found". <text:s/>You should print the </text:span><text:span text:style-name="T10">actual</text:span><text:span text:style-name="T8"> filename, not the word "filename".</text:span></text:p>
      <text:p text:style-name="P11"><text:span text:style-name="T8"/></text:p>
      <text:p text:style-name="Code">filename = "foo"</text:p>
      <text:p text:style-name="Code"/>
      <text:p text:style-name="Code"><text:s text:c="4"/>f = open(filename)</text:p>
      <text:p text:style-name="Code"/>
      <text:p text:style-name="Code"/>
      <text:p text:style-name="Code"/>
      <text:p text:style-name="P21"/>
      <text:p text:style-name="P22">11. Two common exception types are <text:span text:style-name="T13">ValueError</text:span> and <text:span text:style-name="T13">TypeError</text:span>. <text:s/><text:span text:style-name="T26">ValueError</text:span><text:span text:style-name="T27"> means an illegal value of a parameter, <text:s/>TypeError means in incorrect data type for a parameter.</text:span></text:p>
      <text:p text:style-name="P22">Using functions in the Python API, <text:span text:style-name="T27">give an example of code th</text:span>at will throw each of these exceptions. <text:s/>Try your example in the Python interpreter -- there is no excuse for getting this wrong. <text:s/>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Exception</text:p>
          </table:table-cell>
          <table:table-cell table:style-name="Table1.B1" office:value-type="string">
            <text:p text:style-name="P25">Example statement that will cause this exception</text:p>
          </table:table-cell>
        </table:table-row>
        <table:table-row>
          <table:table-cell table:style-name="Table1.A2" office:value-type="string">
            <text:p text:style-name="P27">TypeError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ValueError</text:p>
          </table:table-cell>
          <table:table-cell table:style-name="Table1.B2" office:value-type="string">
            <text:p text:style-name="P26"/>
          </table:table-cell>
        </table:table-row>
      </table:table>
      <text:p text:style-name="P22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Code" style:family="paragraph" style:parent-style-name="Standard">
      <style:paragraph-properties fo:padding="0.0201in" fo:border="0.06pt solid #000000" style:shadow="none"/>
      <style:text-properties style:font-name="Courier New" fo:font-family="'Courier New'" style:font-family-generic="modern" style:font-pitch="fixed" officeooo:rsid="001a4e67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2:50:23.209935200</meta:creation-date>
    <dc:date>2021-07-29T16:59:36.075310721</dc:date>
    <meta:editing-duration>PT4H17M19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52" meta:word-count="521" meta:character-count="3132" meta:non-whitespace-character-count="2603"/>
  </office:meta>
</office:document-meta>
</file>